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8799in" style:type="center"/>
          <style:tab-stop style:position="6.9252in" style:type="right"/>
        </style:tab-stops>
      </style:paragraph-properties>
      <style:text-properties fo:font-size="8pt" style:font-size-asian="8pt" style:font-size-complex="8pt"/>
    </style:style>
    <style:style style:name="P2" style:family="paragraph" style:parent-style-name="Standard">
      <style:paragraph-properties fo:text-align="center" style:justify-single-word="false"/>
      <style:text-properties fo:font-size="9pt" style:font-size-asian="9pt" style:font-size-complex="9pt"/>
    </style:style>
    <style:style style:name="P3"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4" style:family="paragraph" style:parent-style-name="Body">
      <style:text-properties fo:font-style="italic" style:font-style-asian="italic" style:font-style-complex="italic"/>
    </style:style>
    <style:style style:name="P5" style:family="paragraph" style:parent-style-name="Body">
      <style:paragraph-properties fo:break-before="pag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Most Holy Rosary</text:p>
      <text:p text:style-name="P2">Of the Blessed Virgin Mary</text:p>
      <text:p text:style-name="P3">The Method of St. Louis de Montfort</text:p>
      <text:p text:style-name="Body"/>
      <text:p text:style-name="Body">I unite with all the saints in Heaven, with all the just on earth and with all the faithful here present. <text:s/>I unite with Thee, O my Jesus, in order to praise worthily Thy holy Mother and to praise Thee in her and through her. <text:s/>I renounce all the distractions I may have during this rosary which I wish to say with modesty, attention and devotion, just as if it were to be the last of my life. </text:p>
      <text:p text:style-name="Body"/>
      <text:p text:style-name="Body">We offer Thee, O most Holy Trinity, this Creed in honour of all the mysteries of our Faith: this Our Father and these three Hail Marys in honour of the unity of Thy Essence and the trinity of Thy Persons. <text:s/>We ask of Thee a lively faith, a firm hope and an ardent charity. Amen.</text:p>
      <text:p text:style-name="Body"/>
      <text:p text:style-name="Body">THE APOSTLE’S CREED: I believe in God, the Father Almighty, Creator of heaven and earth and in Jesus Christ, His only Son, our Lord; Who was conceived by the Holy Spirit, born of the Virgin Mary, suffered under Pontius Pilate, was crucified, died, and was buried, He descended into hell; the third day He arose again from the dead; He ascended into Heaven, sitteth at the right hand of God, the Father Almighty, from thence He shall come to judge the living and the dead. I believe in the Holy Spirit, the Holy Catholic Church, the communion of saints, the forgiveness of sins, the resurrection of the body, and life everlasting. Amen.</text:p>
      <text:p text:style-name="Body"/>
      <text:p text:style-name="Body">THE OUR FATHER: Our Father, Who art in Heaven, hallowed be Thy name; Thy Kingdom come, Thy will be done on earth as it is in Heaven. <text:s/>Give us this day our daily bread; and forgive us our trespasses as we forgive those who trespass against us; and lead us not into temptation, but deliver us from evil. <text:s text:c="2"/>Amen.</text:p>
      <text:p text:style-name="Body"/>
      <text:p text:style-name="Body">THE HAIL MARY: Hail Mary, full of grace, the Lord is with thee, blessed art thou amongst women and blessed is the fruit of thy womb, Jesus. Holy Mary Mother of God, pray for us sinners now and at the hour of our death. Amen.</text:p>
      <text:p text:style-name="Body"/>
      <text:p text:style-name="Body">THE DOXOLOGY: Glory be to the Father, the Son, and the Holy Spirit. <text:s/>As it was in the beginning is now and ever shall be, world without end. <text:s/>Amen.</text:p>
      <text:p text:style-name="Body"/>
      <text:p text:style-name="Body">O Mary, conceived without sin, pray for us who have recourse to thee, and for all who do not have recourse to thee, especially for the Freemasons. <text:span text:style-name="T1">(St. Maximilian Kolbe)</text:span></text:p>
      <text:p text:style-name="Body"><text:soft-page-break/></text:p>
      <text:p text:style-name="Body">I. THE ANNUNCIATION</text:p>
      <text:p text:style-name="Body">We offer Thee, O Lord Jesus, this first decade in honour of thy Incarnation on Mary's womb, and we ask of Thee, through this Mystery and through her intercession, a profound humility.</text:p>
      <text:p text:style-name="Body"/>
      <text:p text:style-name="Body">Our Father. <text:s text:c="2"/>Hail Mary (x10). <text:s text:c="2"/>Glory be. <text:s text:c="2"/></text:p>
      <text:p text:style-name="Body">Oh, my Jesus! forgive us our sins; save us from the fires of hell. <text:s/>Lead all souls to Heaven, especially those in most need of Thy mercy.</text:p>
      <text:p text:style-name="Body">May the grace of the mystery of the Annunciation come down into our souls. Amen.</text:p>
      <text:p text:style-name="Body"><text:span text:style-name="T1">(Each subsequent decade is prayed in this manner.)</text:span></text:p>
      <text:p text:style-name="Body"/>
      <text:p text:style-name="Body">II. THE VISITATION</text:p>
      <text:p text:style-name="Body">We offer Thee, O Lord Jesus, this second decade <text:s/>in honour of the Visitation of Thy holy Mother to her cousin St. Elizabeth and the sanctification of St. John the Baptist, and we ask of Thee, through this Mystery and through the intercession of Thy Holy Mother, charity towards out neighbour.</text:p>
      <text:p text:style-name="Body">III. THE NATIVITY</text:p>
      <text:p text:style-name="Body">We offer Thee, O Lord Jesus, this third decade <text:s/>in honour of Thy Nativity in the stable of Bethlehem, and we ask of Thee, through this Mystery and through the intercession of Thy Holy Mother, detachment from the things of the world, contempt of riches and love of poverty.</text:p>
      <text:p text:style-name="Body">IV. THE PRESENTATION IN THE TEMPLE</text:p>
      <text:p text:style-name="Body">We offer Thee, O Lord Jesus, this forth decade in honour of Thy Presentation in the Temple and the Purification of Mary, and we ask of Thee, through this Mystery and through the intercession of Thy Holy Mother, purity of body and soul. </text:p>
      <text:p text:style-name="Body">V. THE FINDING OF OUR LORD IN THE TEMPLE</text:p>
      <text:p text:style-name="Body">We offer Thee, O Lord Jesus, this fifth decade in honour of Mary's finding Thee in the Temple, and we ask of Thee, through this Mystery and through the intercession of Thy Holy Mother, the gift of true wisdom.</text:p>
      <text:p text:style-name="Body"/>
      <text:p text:style-name="Body">I. THE AGONY IN THE GARDEN</text:p>
      <text:p text:style-name="Body">We offer Thee, O Lord Jesus, this first decade in honour of Thy Agony in the Garden of Olives, and we ask of Thee, through this Mystery and through the intercession of Thy holy Mother, contrition for our sins.</text:p>
      <text:p text:style-name="Body">II. THE SCOURGING</text:p>
      <text:p text:style-name="Body">We offer Thee, O Lord Jesus, this second decade in honour of Thy bloody Scourging, and we ask of Thee, through this Mystery and through the intercession of Thy Holy Mother, the grace of mortifying our senses.</text:p>
      <text:p text:style-name="Body">III. THE CROWNING WITH THORNS</text:p>
      <text:p text:style-name="Body">We offer Thee, O Lord Jesus, this third decade <text:s/>in honour of Thy being <text:soft-page-break/>crowned with thorns, and we ask of Thee, through this Mystery and through the intercession of Thy Holy Mother, contempt of the world.</text:p>
      <text:p text:style-name="Body">IV. THE CARRYING OF THE CROSS</text:p>
      <text:p text:style-name="Body">We offer Thee, O Lord Jesus, this fourth decade in honour of Thy carrying of the Cross, and we ask of Thee, through this Mystery and through the intercession of Thy Holy Mother, patience in bearing our crosses.</text:p>
      <text:p text:style-name="Body">V. THE CRUCIFIXION</text:p>
      <text:p text:style-name="Body">We offer Thee, O Lord Jesus, this fifth decade in honour of Thy Crucifixion and ignominious death on Calvary, and we ask of Thee, through this Mystery and through the intercession of Thy Holy Mother, the conversion of sinners, the perseverance of the just and the relief of the souls in Purgatory.</text:p>
      <text:p text:style-name="Body"/>
      <text:p text:style-name="Body">I. THE RESURRECTION</text:p>
      <text:p text:style-name="Body">We offer Thee, O Lord Jesus, this first decade in honour of Thy glorious Resurrection, and we ask of Thee, through this Mystery and through the intercession of Thy holy Mother, love of God and fervour in Thy service.</text:p>
      <text:p text:style-name="Body">II. THE ASCENSION</text:p>
      <text:p text:style-name="Body">We offer Thee, O Lord Jesus, this seventeenth decade <text:s/>in honour of Thy triumphant Ascension, and we ask of Thee, through this Mystery and through the intercession of Thy Holy Mother, an ardent desire for Heaven, our true home.</text:p>
      <text:p text:style-name="Body">III. THE DESCENT OF THE HOLY GHOST</text:p>
      <text:p text:style-name="Body">We offer Thee, O Lord Jesus, this eighteenth decade in honour of the Mystery of Pentecost, and we ask of Thee, through this Mystery and through the intercession of Thy Holy Mother, the coming of the Holy Ghost into our souls.</text:p>
      <text:p text:style-name="Body">IV. <text:s/>THE <text:s/>ASSUMPTION</text:p>
      <text:p text:style-name="Body">We offer Thee, O Lord Jesus, this nineteenth decade in honour of Thy resurrection and triumphant Assumption of Thy holy Mother into Heaven, and we ask of Thee, through this Mystery and through her intercession, a tender devotion for so good a Mother.</text:p>
      <text:p text:style-name="Body">V. THE CORONATION OF THE BLESSED VIRGIN</text:p>
      <text:p text:style-name="Body">We offer Thee, O Lord Jesus, this Twentieth decade in honour of Thy Coronation of Thy holy Mother, and we ask of Thee, through this Mystery and through her intercession, perseverance in grace and a crown of glory hereafter.</text:p>
      <text:p text:style-name="Body"/>
      <text:p text:style-name="Body"/>
      <text:p text:style-name="Body"/>
      <text:p text:style-name="P5">THE SALVE REGINA (Hail Holy Queen): <text:s/>Hail Holy Queen, Mother of Mercy, our life our sweetness and our hope. <text:s/>To thee do we cry, poor banished children of Eve; To thee do we send up our sighs, mourning and weeping in this valley of tears. <text:s/>Turn then, most gracious advocate, thine eyes of mercy toward us and after this our exile show unto us the blessed fruit of thy womb, Jesus. <text:s/>O clement, O loving, O sweet Virgin Mary!</text:p>
      <text:p text:style-name="Body"/>
      <text:p text:style-name="Body">V: Pray for us, O Holy Mother of God</text:p>
      <text:p text:style-name="Body">R: That we may be made worthy of the promises of Christ.</text:p>
      <text:p text:style-name="Body"/>
      <text:p text:style-name="Body">Let us pray.</text:p>
      <text:p text:style-name="Body">O GOD, whose only begotten Son, by His life, death, and resurrection, has purchased for us the rewards of eternal life, grant, we beseech Thee, that meditating upon these mysteries of the Most Holy Rosary of the Blessed Virgin Mary, we may imitate what they contain and obtain what they promise, through the same Christ Our Lord. Amen. </text:p>
      <text:p text:style-name="Body"/>
      <text:p text:style-name="Body">Saint Michael the Archangel, defend us in the day of battle, be our safeguard against the wickedness and snares of the devil. May God rebuke him we humbly pray; and do thou, O Prince of the Heavenly host, by the power of God, thrust down to hell Satan and all the wicked spirits who wander through the world for the ruin of souls. Amen.</text:p>
      <text:p text:style-name="Body"/>
      <text:p text:style-name="P4">FATIMA PRAYERS:</text:p>
      <text:p text:style-name="Body">My God, I believe, I hope, I adore, and I love Thee. <text:s/>I ask pardon for those who do not believe, do not adore, do not hope and do not love Thee.</text:p>
      <text:p text:style-name="Body"/>
      <text:p text:style-name="Body">Most Blessed Trinity—Father, Son, and Holy Ghost—I adore thee profoundly. <text:s/>I offer Thee the most precious Body, Blood, Soul and Divinity of Jesus Christ, present in all the tabernacles of the world, in reparation for the outrages, sacrileges and indifferences whereby He is so much offended. <text:s/>And through the infinite merits of the Most Sacred Heart of Jesus and of the Immaculate Heart of Mary, I beg of Thee the conversion of poor sin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ody" style:family="paragraph" style:parent-style-name="Standard" style:master-page-name="">
      <style:paragraph-properties fo:text-align="justify" style:justify-single-word="false" fo:hyphenation-ladder-count="no-limit" style:page-number="auto"/>
      <style:text-properties fo:font-size="9pt" fo:language="en" fo:country="GB" style:font-size-asian="9pt" style:font-size-complex="9pt" fo:hyphenate="true" fo:hyphenation-remain-char-count="2" fo:hyphenation-push-char-count="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1.8799in" style:type="center"/>
          <style:tab-stop style:position="6.9252in" style:type="right"/>
        </style:tab-stops>
      </style:paragraph-properties>
      <style:text-properties fo:font-size="8pt" style:font-size-asian="8pt" style:font-size-complex="8pt"/>
    </style:style>
    <style:page-layout style:name="Mpm1" style:page-usage="mirrored">
      <style:page-layout-properties fo:page-width="4.25in" fo:page-height="7in" style:num-format="1" style:print-orientation="portrait" fo:margin-top="0.25in" fo:margin-bottom="0.25in" fo:margin-left="0.25in" fo:margin-right="0.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in" style:dynamic-spacing="false"/>
      </style:footer-style>
    </style:page-layout>
  </office:automatic-styles>
  <office:master-styles>
    <style:master-page style:name="Standard" style:page-layout-name="Mpm1">
      <style:footer>
        <text:p text:style-name="MP1"><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Siefker</meta:initial-creator>
    <meta:creation-date>2009-04-17T19:26:21.54</meta:creation-date>
    <dc:date>2009-04-17T23:47:58.01</dc:date>
    <dc:creator>David Siefker</dc:creator>
    <meta:editing-duration>PT00H37M46S</meta:editing-duration>
    <meta:editing-cycles>2</meta:editing-cycles>
    <meta:generator>OpenOffice.org/3.0$Win32 OpenOffice.org_project/300m9$Build-9358</meta:generator>
    <meta:document-statistic meta:table-count="0" meta:image-count="0" meta:object-count="0" meta:page-count="4" meta:paragraph-count="54" meta:word-count="1503" meta:character-count="8182"/>
    <meta:user-defined meta:name="Info 1"/>
    <meta:user-defined meta:name="Info 2"/>
    <meta:user-defined meta:name="Info 3"/>
    <meta:user-defined meta:name="Info 4"/>
  </office:meta>
</office:document-meta>
</file>